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ro7" style:family="table-row">
      <style:table-row-properties style:row-height="0.1228in" fo:break-before="auto" style:use-optimal-row-height="true"/>
    </style:style>
    <style:style style:name="ro8" style:family="table-row">
      <style:table-row-properties style:row-height="0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8">
            <text:p>8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8">
            <text:p>8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jv</text:p>
          </table:table-cell>
          <table:table-cell office:value-type="float" office:value="3">
            <text:p>3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7]/[.G7]*[.H7]" office:value-type="float" office:value="3">
            <text:p>3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jv</text:p>
          </table:table-cell>
          <table:table-cell office:value-type="float" office:value="2">
            <text:p>2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8]/[.G8]*[.H8]" office:value-type="float" office:value="2">
            <text:p>2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7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6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F42]/[.G42]*[.H42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F82]/[.G82]*[.H82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6]/[.G86]*[.H86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32LFBN-RC</text:p>
          </table:table-cell>
          <table:table-cell office:value-type="string">
            <text:p>S7071-ND</text:p>
          </table:table-cell>
          <table:table-cell office:value-type="string">
            <text:p>dk</text:p>
          </table:table-cell>
          <table:table-cell office:value-type="float" office:value="47.03">
            <text:p>47.0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0.4703">
            <text:p>0.47</text:p>
          </table:table-cell>
          <table:table-cell office:value-type="string">
            <text:p>F-header 2x3, cv</text:p>
          </table:table-cell>
          <table:table-cell office:value-type="string">
            <text:p>J20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91]/[.G91]*[.H91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2]/[.G92]*[.H92]" office:value-type="float" office:value="2.94372">
            <text:p>2.94</text:p>
          </table:table-cell>
          <table:table-cell office:value-type="string">
            <text:p>cap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3]/[.G93]*[.H93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94]/[.G94]*[.H9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5]/[.G95]*[.H9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6]/[.G96]*[.H9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7]/[.G97]*[.H9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8]/[.G98]*[.H9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9]/[.G99]*[.H9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0]/[.G100]*[.H10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1]/[.G101]*[.H10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2]/[.G102]*[.H10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3]/[.G103]*[.H10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4]/[.G104]*[.H10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5]/[.G105]*[.H10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6]/[.G106]*[.H10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7]/[.G107]*[.H10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8]/[.G108]*[.H10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9]/[.G109]*[.H10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0]/[.G110]*[.H11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1]/[.G111]*[.H11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2]/[.G112]*[.H11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3]/[.G113]*[.H11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4]/[.G114]*[.H11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5]/[.G115]*[.H11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6]/[.G116]*[.H11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7]/[.G117]*[.H11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8]/[.G118]*[.H11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9]/[.G119]*[.H11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0]/[.G120]*[.H12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1]/[.G121]*[.H12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2]/[.G122]*[.H12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3]/[.G123]*[.H12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4]/[.G124]*[.H12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5]/[.G125]*[.H12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6]/[.G126]*[.H12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7]/[.G127]*[.H12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8]/[.G128]*[.H12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9]/[.G129]*[.H12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0]/[.G130]*[.H13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1]/[.G131]*[.H13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2]/[.G132]*[.H13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3]/[.G133]*[.H13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4]/[.G134]*[.H13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5]/[.G135]*[.H13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6]/[.G136]*[.H13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7]/[.G137]*[.H13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8]/[.G138]*[.H13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9]/[.G139]*[.H13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0]/[.G140]*[.H14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1]/[.G141]*[.H14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2]/[.G142]*[.H14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3]/[.G143]*[.H14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4]/[.G144]*[.H14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5]/[.G145]*[.H14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6]/[.G146]*[.H14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7]/[.G147]*[.H14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8]/[.G148]*[.H14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9]/[.G149]*[.H14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0]/[.G150]*[.H15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1]/[.G151]*[.H15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8/27/2013</text:date>, <text:time>19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8-27T19:38:14</dc:date>
    <dc:creator>brian crabtree</dc:creator>
    <meta:editing-duration>P38DT5H57M30S</meta:editing-duration>
    <meta:editing-cycles>101</meta:editing-cycles>
    <meta:generator>OpenOffice.org/3.3$Unix OpenOffice.org_project/330m20$Build-9567</meta:generator>
    <meta:document-statistic meta:table-count="3" meta:cell-count="1048" meta:object-count="0"/>
    <meta:user-defined meta:name=""/>
  </office:meta>
</office:document-meta>
</file>